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T1"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tion of Decision Making</text:p>
      <text:p text:style-name="P1"/>
      <text:p text:style-name="Standard"><text:tab/>I had Visual Studio 2017 installed but decided to download and use VS2019 as the brief suggested using .NET for the backend. This was a nessesary time cost as the Microsoft website presents 3 options, .NET Core 3.1, .NET Framework 4.8 and .NET 5.0, the last of which requires VS2019. In addition to my interpretation that the brief implied this version choice, the support for high-performance and scalable systems made it a clear winner anyway. The fragmented versions are a bother anyway and the Target Framework Moniker (TFM) will make for the easier integration of preexisting project features which could be brought into this hypothetical project.</text:p>
      <text:p text:style-name="Standard"/>
      <text:p text:style-name="Standard"><text:tab/>Not having used Vue or Nuxt.js before it was a clear winner to use the later version, Nuxt.js. There was an option of using a framework that I was more farmiliar with but the brief does prefer Nuxt over something like React and I want to display that I'm up for a challange.</text:p>
      <text:p text:style-name="Standard"/>
      <text:p text:style-name="Standard"><text:tab/>MySQL will be used as the brief mentions it and there's no good reason to use otherwise. I was going to write SQL but saw the brief listed the use of an ORM as a consideration, so decided to use Entity Framework. I considered mid-development to switch to SQL Server due to the .NET IdentityManager throwing errors which I finally tracked down to MySQL index length restrictions but by the time I discovered that was the problem the fix took no additional time.</text:p>
      <text:p text:style-name="Standard"/>
      <text:p text:style-name="Standard"><text:tab/>Am using the latest version of Bootstrap so that it will be easy to create a responsive design. I considered using a beautiful 3<text:span text:style-name="T1">rd</text:span> party user-page design but changed my mind for two reasons. The first is that the 3<text:span text:style-name="T1">rd</text:span> party wouldn't let me download the source code without ticking that I wanted to recieve emails from them. The second was because using 3<text:span text:style-name="T1">rd</text:span> party code increases maintanance difficulties.</text:p>
      <text:p text:style-name="Standard"/>
      <text:p text:style-name="Standard"><text:tab/>I'll be using the MVVM pattern because Nuxt.js seems to prefer it that way and MVC was never well designed for non-desktop applications.</text:p>
      <text:p text:style-name="Standard"/>
      <text:p text:style-name="Standard"><text:tab/>Not having used Vue or Nuxt.js before I can now see it was a mistake to think that they were like Angular.JS as compared to Angular 2+. I had added Vue.JS to the project and am trying to decide whether or not to use Node.JS in order to leverage Single File Components with the vue file-type. Due to time constraints I have decided not to for now. Once I have complete a working product I will spend any remaining time converting JS Vue components into SFCs and adding a code build ste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2H21M49S</meta:editing-duration>
    <meta:editing-cycles>40</meta:editing-cycles>
    <meta:generator>OpenOffice/4.1.7$Win32 OpenOffice.org_project/417m1$Build-9800</meta:generator>
    <dc:date>2021-03-28T04:17:16.29</dc:date>
    <dc:creator>Nathanael Petrick</dc:creator>
    <meta:document-statistic meta:table-count="0" meta:image-count="0" meta:object-count="0" meta:page-count="1" meta:paragraph-count="7" meta:word-count="430" meta:character-count="2448"/>
    <meta:user-defined meta:name="Info 1"/>
    <meta:user-defined meta:name="Info 2"/>
    <meta:user-defined meta:name="Info 3"/>
    <meta:user-defined meta:name="Info 4"/>
  </office:meta>
</office:document-meta>
</file>